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18.18cm"/>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5.2</text:p>
      <text:p text:style-name="Standard">Contains a description of the class, lists all of its fields, constructors and methods, as well as their parameters and purpose.</text:p>
      <text:p text:style-name="Standard"/>
      <text:p text:style-name="Standard">5.3</text:p>
      <text:p text:style-name="Standard">They have a different number of parameters. One returns true if the string starts with the specified string, and the other returns true in the same circumstance, but the user must specify at what point in the string the compiler should start searching.</text:p>
      <text:p text:style-name="Standard"/>
      <text:p text:style-name="Standard">5.4</text:p>
      <text:p text:style-name="Standard">endsWith(String suffix) should do this. Returns boolean.</text:p>
      <text:p text:style-name="Standard"/>
      <text:p text:style-name="Standard">5.5</text:p>
      <text:p text:style-name="Standard">length() returns an integer of the strings length.</text:p>
      <text:p text:style-name="Standard"/>
      <text:p text:style-name="Standard">5.6</text:p>
      <text:p text:style-name="Standard">isEmpty() could also be used to return if a string had a length at all. It is difficult to find the method you are looking for. </text:p>
      <text:p text:style-name="Standard"/>
      <text:p text:style-name="Standard">5.7</text:p>
      <text:p text:style-name="Standard">text.trim();</text:p>
      <text:p text:style-name="Standard"/>
      <text:p text:style-name="Standard">5.10</text:p>
      <text:p text:style-name="Standard">Boolean</text:p>
      <text:p text:style-name="Standard"/>
      <text:p text:style-name="Standard">5.12</text:p>
      <text:p text:style-name="Standard">In package 'java.util'.</text:p>
      <text:p text:style-name="Standard">It is a class used to generate random numbers. </text:p>
      <text:p text:style-name="Standard">Can be constructed without a parameter, or with a parameter representing an initial value from which to start the algorithm.</text:p>
      <text:p text:style-name="Standard">next(int bits) returns a pseudo-random number, with the length of the input bits.</text:p>
      <text:p text:style-name="Standard"/>
      <text:p text:style-name="Standard">5.13</text:p>
      <text:p text:style-name="Standard">import java.util.Random;</text:p>
      <text:p text:style-name="Standard">Random rdm = new Random();</text:p>
      <text:p text:style-name="P1">System.out.println(rdm.nextInt());</text:p>
      <text:p text:style-name="P1"/>
      <text:p text:style-name="P1">5.15</text:p>
      <text:p text:style-name="P1">0 – 99</text:p>
      <text:p text:style-name="P1"/>
      <text:p text:style-name="P1">5.26</text:p>
      <text:p text:style-name="P1">Nothing happens.</text:p>
      <text:p text:style-name="P1"/>
      <text:p text:style-name="P1">5.27</text:p>
      <text:p text:style-name="P1">Use containsKey();</text:p>
      <text:p text:style-name="P1"/>
      <text:p text:style-name="P1">5.28</text:p>
      <text:p text:style-name="P1">Returns null.</text:p>
      <text:p text:style-name="P1"/>
      <text:p text:style-name="P1">5.29</text:p>
      <text:p text:style-name="P1">Us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3T14:30:14</meta:creation-date>
    <dc:date>2010-09-04T17:24:17</dc:date>
    <meta:editing-duration>PT07H44M57S</meta:editing-duration>
    <meta:editing-cycles>19</meta:editing-cycles>
    <meta:generator>OpenOffice.org/3.2$Unix OpenOffice.org_project/320m18$Build-9502</meta:generator>
    <meta:document-statistic meta:table-count="0" meta:image-count="0" meta:object-count="0" meta:page-count="1" meta:paragraph-count="33" meta:word-count="185" meta:character-count="1106"/>
  </office:meta>
</office:document-meta>
</file>